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5.147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709cm"/>
    </style:style>
    <style:style style:name="ro1" style:family="table-row">
      <style:table-row-properties style:row-height="0.54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number-columns-repeated="1022" table:default-cell-style-name="Default"/>
        <table:table-row table:style-name="ro1">
          <table:table-cell office:value-type="string">
            <text:p><text:s text:c="12"/>A C T I V 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) ACTIVO NO CORRIENTE</text:p>
          </table:table-cell>
          <table:table-cell table:number-columns-repeated="1023"/>
        </table:table-row>
        <table:table-row table:style-name="ro1">
          <table:table-cell office:value-type="string">
            <text:p><text:s text:c="4"/>I Inmovilizado intangible</text:p>
          </table:table-cell>
          <table:table-cell office:value-type="string">
            <text:p>20+280+290</text:p>
          </table:table-cell>
          <table:table-cell table:number-columns-repeated="1022"/>
        </table:table-row>
        <table:table-row table:style-name="ro1">
          <table:table-cell office:value-type="string">
            <text:p><text:s text:c="3"/>II Inmovilizado material</text:p>
          </table:table-cell>
          <table:table-cell office:value-type="string">
            <text:p>21+281+291+23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II Inversiones inmobiliarias</text:p>
          </table:table-cell>
          <table:table-cell office:value-type="string">
            <text:p>22+282+292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V Inversiones en empresas del grupo y asociadas a largo plazo</text:p>
          </table:table-cell>
          <table:table-cell office:value-type="string">
            <text:p>2403+2404+2413+2414+2423+2424+2493+2494+2933+2934+2943+2944+2953+2954</text:p>
          </table:table-cell>
          <table:table-cell table:number-columns-repeated="1022"/>
        </table:table-row>
        <table:table-row table:style-name="ro1">
          <table:table-cell office:value-type="string">
            <text:p><text:s text:c="3"/>V Inversiones financieras a largo plazo</text:p>
          </table:table-cell>
          <table:table-cell office:value-type="string">
            <text:p>2405+2415+2425+2495+250+251+252+253+254+255+258+259+26+2935+2945+2955+296+297+298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I Activos por Impuesto diferido</text:p>
          </table:table-cell>
          <table:table-cell office:value-type="float" office:value="474">
            <text:p>47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) ACTIVO CORRIENTE</text:p>
          </table:table-cell>
          <table:table-cell table:number-columns-repeated="1023"/>
        </table:table-row>
        <table:table-row table:style-name="ro1">
          <table:table-cell office:value-type="string">
            <text:p><text:s text:c="4"/>I Existencias</text:p>
          </table:table-cell>
          <table:table-cell office:value-type="string">
            <text:p>30+31+32+33+34+35+36+39+407</text:p>
          </table:table-cell>
          <table:table-cell table:number-columns-repeated="1022"/>
        </table:table-row>
        <table:table-row table:style-name="ro1">
          <table:table-cell office:value-type="string">
            <text:p><text:s text:c="3"/>II Deudores comerciales y otras cuentas a cobrar</text:p>
          </table:table-cell>
          <table:table-cell table:number-columns-repeated="1023"/>
        </table:table-row>
        <table:table-row table:style-name="ro1">
          <table:table-cell office:value-type="string">
            <text:p><text:s text:c="10"/>1 Clientes por ventas y Prestaciones de servicios</text:p>
          </table:table-cell>
          <table:table-cell office:value-type="string">
            <text:p>430+431+432+433+434+435+436+437+490+493</text:p>
          </table:table-cell>
          <table:table-cell table:number-columns-repeated="1022"/>
        </table:table-row>
        <table:table-row table:style-name="ro1">
          <table:table-cell office:value-type="string">
            <text:p><text:s text:c="10"/>2 Accionistas (socios) por desenvolsos exigidos</text:p>
          </table:table-cell>
          <table:table-cell office:value-type="float" office:value="5580">
            <text:p>5580</text:p>
          </table:table-cell>
          <table:table-cell table:number-columns-repeated="1022"/>
        </table:table-row>
        <table:table-row table:style-name="ro1">
          <table:table-cell office:value-type="string">
            <text:p><text:s text:c="10"/>3 Otros deudores</text:p>
          </table:table-cell>
          <table:table-cell office:value-type="string">
            <text:p>44+460+470+471+472+473+544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II Inversiones en empresas del grupo y asociadas a corto plazo</text:p>
          </table:table-cell>
          <table:table-cell office:value-type="string">
            <text:p>5303+5304+5313+5314+5323+5324+5333+5334+5343+5344+5353+5354+5393+5394+(5523)+(5524)+5933+5934+5943+5944+5953+5954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V Inversiones financieras a corto plazo</text:p>
          </table:table-cell>
          <table:table-cell office:value-type="string">
            <text:p>5305+5315+5325+5335+5345+5355+5395+540+541+542+543+545+546+547+548+549+(+550)+(+551)+(+5525)+(+554)+(+5590)+565+566+5935+5945+5955+596+597+598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 Periodificaciones</text:p>
          </table:table-cell>
          <table:table-cell office:value-type="string">
            <text:p>480+567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I Efectivo y otros activos líquidos equivalentes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1">
          <table:table-cell office:value-type="string">
            <text:p>TOTAL ACTIVO (A+B)</text:p>
          </table:table-cell>
          <table:table-cell table:number-columns-repeated="1023"/>
        </table:table-row>
        <table:table-row table:style-name="ro1">
          <table:table-cell office:value-type="string">
            <text:p><text:s text:c="12"/>P A S I V 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) PATRIMONIO NETO</text:p>
          </table:table-cell>
          <table:table-cell table:number-columns-repeated="1023"/>
        </table:table-row>
        <table:table-row table:style-name="ro1">
          <table:table-cell office:value-type="string">
            <text:p>A-1) Fondos propios</text:p>
          </table:table-cell>
          <table:table-cell table:number-columns-repeated="1023"/>
        </table:table-row>
        <table:table-row table:style-name="ro1">
          <table:table-cell office:value-type="string">
            <text:p><text:s text:c="4"/>I Capital</text:p>
          </table:table-cell>
          <table:table-cell table:number-columns-repeated="1023"/>
        </table:table-row>
        <table:table-row table:style-name="ro1">
          <table:table-cell office:value-type="string">
            <text:p><text:s text:c="10"/>1 Capital escriturado</text:p>
          </table:table-cell>
          <table:table-cell office:value-type="string">
            <text:p>-100-101-102</text:p>
          </table:table-cell>
          <table:table-cell table:number-columns-repeated="1022"/>
        </table:table-row>
        <table:table-row table:style-name="ro1">
          <table:table-cell office:value-type="string">
            <text:p><text:s text:c="10"/>2 (Capital no exigido)</text:p>
          </table:table-cell>
          <table:table-cell office:value-type="string">
            <text:p>-1030-1040</text:p>
          </table:table-cell>
          <table:table-cell table:number-columns-repeated="1022"/>
        </table:table-row>
        <table:table-row table:style-name="ro1">
          <table:table-cell office:value-type="string">
            <text:p><text:s text:c="3"/>II Prima de emisión</text:p>
          </table:table-cell>
          <table:table-cell office:value-type="float" office:value="-110">
            <text:p>-11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II Reservas</text:p>
          </table:table-cell>
          <table:table-cell office:value-type="string">
            <text:p>-112-113-114-119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V (Acciones y participaciones en patrominio propias)</text:p>
          </table:table-cell>
          <table:table-cell office:value-type="string">
            <text:p>-108-109</text:p>
          </table:table-cell>
          <table:table-cell table:number-columns-repeated="1022"/>
        </table:table-row>
        <table:table-row table:style-name="ro1">
          <table:table-cell office:value-type="string">
            <text:p><text:s text:c="3"/>V Resultados de ejercicios anteriores</text:p>
          </table:table-cell>
          <table:table-cell office:value-type="string">
            <text:p>-120-121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I Otras aportaciones de socios</text:p>
          </table:table-cell>
          <table:table-cell office:value-type="float" office:value="-118">
            <text:p>-118</text:p>
          </table:table-cell>
          <table:table-cell table:number-columns-repeated="1022"/>
        </table:table-row>
        <table:table-row table:style-name="ro1">
          <table:table-cell office:value-type="string">
            <text:p><text:s/>VII Resultado del ejercicio</text:p>
          </table:table-cell>
          <table:table-cell office:value-type="string">
            <text:p>-129-7-6</text:p>
          </table:table-cell>
          <table:table-cell table:number-columns-repeated="1022"/>
        </table:table-row>
        <table:table-row table:style-name="ro1">
          <table:table-cell office:value-type="string">
            <text:p>VIII (Dividendo a cuenta)</text:p>
          </table:table-cell>
          <table:table-cell office:value-type="float" office:value="-557">
            <text:p>-557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X Otros instrumentos de patrimonio</text:p>
          </table:table-cell>
          <table:table-cell office:value-type="float" office:value="-111">
            <text:p>-11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-2) Ajustes por cambios de valor</text:p>
          </table:table-cell>
          <table:table-cell office:value-type="float" office:value="-137">
            <text:p>-13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-3) Subvenciones, donaciones y legados recibidos</text:p>
          </table:table-cell>
          <table:table-cell office:value-type="string">
            <text:p>-130-131-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) PASIVO NO CORRIENTE</text:p>
          </table:table-cell>
          <table:table-cell table:number-columns-repeated="1023"/>
        </table:table-row>
        <table:table-row table:style-name="ro1">
          <table:table-cell office:value-type="string">
            <text:p><text:s text:c="4"/>I Provisiones a largo plazo</text:p>
          </table:table-cell>
          <table:table-cell office:value-type="float" office:value="-14">
            <text:p>-14</text:p>
          </table:table-cell>
          <table:table-cell table:number-columns-repeated="1022"/>
        </table:table-row>
        <table:table-row table:style-name="ro1">
          <table:table-cell office:value-type="string">
            <text:p><text:s text:c="3"/>II Deudas a largo plazo</text:p>
          </table:table-cell>
          <table:table-cell table:number-columns-repeated="1023"/>
        </table:table-row>
        <table:table-row table:style-name="ro1">
          <table:table-cell office:value-type="string">
            <text:p><text:s text:c="10"/>1 Deudas con entidades de crédito</text:p>
          </table:table-cell>
          <table:table-cell office:value-type="string">
            <text:p>-1605-170</text:p>
          </table:table-cell>
          <table:table-cell table:number-columns-repeated="1022"/>
        </table:table-row>
        <table:table-row table:style-name="ro1">
          <table:table-cell office:value-type="string">
            <text:p><text:s text:c="10"/>2 Acreedores por arrendamiento financiero</text:p>
          </table:table-cell>
          <table:table-cell office:value-type="string">
            <text:p>-1625-174</text:p>
          </table:table-cell>
          <table:table-cell table:number-columns-repeated="1022"/>
        </table:table-row>
        <table:table-row table:style-name="ro1">
          <table:table-cell office:value-type="string">
            <text:p><text:s text:c="10"/>3 Otras deudas a largo plazo</text:p>
          </table:table-cell>
          <table:table-cell office:value-type="string">
            <text:p>-1615-1635-171-172-173-175-176-179-180-185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II Deudas con empresas del grupo y asociadas a largo plazo</text:p>
          </table:table-cell>
          <table:table-cell office:value-type="string">
            <text:p>-1603-1604-1613-1614-1623-1624-1633-1634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V Pasivos por impuesto diferido</text:p>
          </table:table-cell>
          <table:table-cell office:value-type="float" office:value="-479">
            <text:p>-479</text:p>
          </table:table-cell>
          <table:table-cell table:number-columns-repeated="1022"/>
        </table:table-row>
        <table:table-row table:style-name="ro1">
          <table:table-cell office:value-type="string">
            <text:p><text:s text:c="3"/>V Periodificaciones a largo plazo</text:p>
          </table:table-cell>
          <table:table-cell office:value-type="float" office:value="-181">
            <text:p>-181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I Deuda con características especiales a largo plazo</text:p>
          </table:table-cell>
          <table:table-cell office:value-type="string">
            <text:p>-15-558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) PASIVO CORRIENTE</text:p>
          </table:table-cell>
          <table:table-cell table:number-columns-repeated="1023"/>
        </table:table-row>
        <table:table-row table:style-name="ro1">
          <table:table-cell office:value-type="string">
            <text:p><text:s text:c="5"/>I Provisiones a corto plazo</text:p>
          </table:table-cell>
          <table:table-cell office:value-type="string">
            <text:p>-499-529</text:p>
          </table:table-cell>
          <table:table-cell table:number-columns-repeated="1022"/>
        </table:table-row>
        <table:table-row table:style-name="ro1">
          <table:table-cell office:value-type="string">
            <text:p><text:s text:c="4"/>II Deudas a corto plazo</text:p>
          </table:table-cell>
          <table:table-cell table:number-columns-repeated="1023"/>
        </table:table-row>
        <table:table-row table:style-name="ro1">
          <table:table-cell office:value-type="string">
            <text:p><text:s text:c="10"/>1 Deudas con entidades de crédito</text:p>
          </table:table-cell>
          <table:table-cell office:value-type="string">
            <text:p>-5105-520-527</text:p>
          </table:table-cell>
          <table:table-cell table:number-columns-repeated="1022"/>
        </table:table-row>
        <table:table-row table:style-name="ro1">
          <table:table-cell office:value-type="string">
            <text:p><text:s text:c="10"/>2 Acreedores por arrendamiento financiero</text:p>
          </table:table-cell>
          <table:table-cell office:value-type="string">
            <text:p>-5125-524</text:p>
          </table:table-cell>
          <table:table-cell table:number-columns-repeated="1022"/>
        </table:table-row>
        <table:table-row table:style-name="ro1">
          <table:table-cell office:value-type="string">
            <text:p><text:s text:c="10"/>3 Otras deudas a corto plazo</text:p>
          </table:table-cell>
          <table:table-cell office:value-type="string">
            <text:p>-1034-1044-190-192-194-500-505-506-509-5115-5135-5145-521-522-523-525-526-528-(-550)-(-551)-(-554)-(-5525)-555-5565-5566-5595-560-561</text:p>
          </table:table-cell>
          <table:table-cell table:number-columns-repeated="1022"/>
        </table:table-row>
        <table:table-row table:style-name="ro1">
          <table:table-cell office:value-type="string">
            <text:p><text:s text:c="3"/>III Deudas com empresas del grupo y asociadas a corto plazo</text:p>
          </table:table-cell>
          <table:table-cell office:value-type="string">
            <text:p>-5103-5104-5113-5114-5123-5124-5133-5134-5143-5144-(-5523)-(-5524)-5563-5564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V Acreedores comerciales y otras cuentas a pagar</text:p>
          </table:table-cell>
          <table:table-cell table:number-columns-repeated="1023"/>
        </table:table-row>
        <table:table-row table:style-name="ro1">
          <table:table-cell office:value-type="string">
            <text:p><text:s text:c="10"/>1 Proveedores</text:p>
          </table:table-cell>
          <table:table-cell office:value-type="string">
            <text:p>-400-401-403-404-405-406</text:p>
          </table:table-cell>
          <table:table-cell table:number-columns-repeated="1022"/>
        </table:table-row>
        <table:table-row table:style-name="ro1">
          <table:table-cell office:value-type="string">
            <text:p><text:s text:c="10"/>2 Otros acreedores</text:p>
          </table:table-cell>
          <table:table-cell office:value-type="string">
            <text:p>-41-438-465-475-476-477</text:p>
          </table:table-cell>
          <table:table-cell table:number-columns-repeated="1022"/>
        </table:table-row>
        <table:table-row table:style-name="ro1">
          <table:table-cell office:value-type="string">
            <text:p><text:s text:c="3"/>V Periodificaciones</text:p>
          </table:table-cell>
          <table:table-cell office:value-type="string">
            <text:p>-485-568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I Deuda con características especiales a corto plazo</text:p>
          </table:table-cell>
          <table:table-cell office:value-type="string">
            <text:p>-195-197-199-502-50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PATRIMONIO NETO Y PASIVO (A+B+C)</text:p>
          </table:table-cell>
          <table:table-cell table:number-columns-repeated="1023"/>
        </table:table-row>
        <table:table-row table:style-name="ro1">
          <table:table-cell office:value-type="string">
            <text:p>**END**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Droid Sans Fallback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6/11/2011</text:date>, <text:time>14:21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ort</meta:initial-creator>
    <meta:creation-date>2008-03-18T12:02:09</meta:creation-date>
    <dc:creator>Eloy Gomez</dc:creator>
    <dc:date>2011-11-16T14:21:03</dc:date>
    <meta:generator>LibreOffice/3.4$Unix LibreOffice_project/340m1$Build-302</meta:generator>
    <meta:editing-duration>PT38M59S</meta:editing-duration>
    <meta:editing-cycles>5</meta:editing-cycles>
    <meta:document-statistic meta:table-count="1" meta:cell-count="102" meta:object-count="0"/>
  </office:meta>
</office:document-meta>
</file>